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, 'DejaVu Sans Mono', Courier, Monaco" style:font-family-generic="modern" style:font-pitch="fixed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6.337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cffff"/>
      <style:paragraph-properties style:writing-mode="lr-tb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solid" draw:fill-color="#e6e6ff"/>
      <style:paragraph-properties fo:text-align="center"/>
      <style:text-properties fo:font-size="18pt"/>
    </style:style>
    <style:style style:name="P6" style:family="paragraph">
      <style:paragraph-properties style:text-autospace="none"/>
      <style:text-properties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font-size="9pt"/>
    </style:style>
    <style:style style:name="P11" style:family="paragraph">
      <loext:graphic-properties draw:fill="none"/>
      <style:paragraph-properties style:text-autospace="none"/>
      <style:text-properties style:font-name="Monaco" fo:font-size="9pt" style:font-name-asian="Monaco" style:font-size-asian="9pt" style:font-name-complex="Monaco" style:font-size-complex="9pt"/>
    </style:style>
    <style:style style:name="P12" style:family="paragraph">
      <loext:graphic-properties draw:fill="solid" draw:fill-color="#ffff00" draw:opacity="30%"/>
      <style:paragraph-properties fo:text-align="center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font-name="Monaco" fo:font-size="16pt" style:font-name-asian="Monaco" style:font-size-asian="16pt" style:font-name-complex="Monaco" style:font-size-complex="16pt"/>
    </style:style>
    <style:style style:name="T7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" style:font-size-asian="16pt" style:font-style-asian="normal" style:font-weight-asian="normal" style:font-name-complex="Monaco" style:font-size-complex="16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" style:font-size-asian="16pt" style:font-style-asian="normal" style:font-weight-asian="normal" style:font-name-complex="Monaco" style:font-size-complex="16pt" style:font-style-complex="normal" style:font-weight-complex="normal" style:text-emphasize="none" style:font-relief="none"/>
    </style:style>
    <style:style style:name="T9" style:family="text">
      <style:text-properties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" style:font-size-asian="16pt" style:font-style-asian="normal" style:font-weight-asian="normal" style:font-name-complex="Monaco" style:font-size-complex="16pt" style:font-style-complex="normal" style:font-weight-complex="normal" style:text-emphasize="none" style:font-relief="none"/>
    </style:style>
    <style:style style:name="T10" style:family="text">
      <style:text-properties style:font-name="Monaco" fo:font-size="9pt" style:font-name-asian="Monaco" style:font-size-asian="9pt" style:font-name-complex="Monaco" style:font-size-complex="9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00" style:text-outline="false" style:text-line-through-style="none" style:text-line-through-type="none" style:font-name="Monaco" fo:font-size="11pt" fo:font-style="italic" fo:text-shadow="none" style:text-underline-style="none" fo:font-weight="normal" style:letter-kerning="true" style:font-name-asian="Monaco" style:font-size-asian="11pt" style:font-style-asian="italic" style:font-weight-asian="normal" style:font-name-complex="Monaco" style:font-size-complex="11pt" style:font-style-complex="italic" style:font-weight-complex="normal" style:text-emphasize="none" style:font-relief="none"/>
    </style:style>
    <style:style style:name="T13" style:family="text">
      <style:text-properties fo:color="#0000c0" style:text-outline="false" style:text-line-through-style="none" style:text-line-through-type="none" style:font-name="Monaco" fo:font-size="11pt" fo:font-style="italic" fo:text-shadow="none" style:text-underline-style="none" fo:font-weight="normal" style:letter-kerning="true" style:font-name-asian="Monaco" style:font-size-asian="11pt" style:font-style-asian="italic" style:font-weight-asian="normal" style:font-name-complex="Monaco" style:font-size-complex="11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2cm" svg:x="2.304cm" svg:y="1.777cm" presentation:class="title" presentation:user-transformed="true">
          <draw:text-box>
            <text:p><text:span text:style-name="T1">PHP Analysis with Rascal</text:span><text:span text:style-name="T1"><text:line-break/></text:span><text:span text:style-name="T2"><text:line-break/></text:span><text:span text:style-name="T3">Mark Hills</text:span><text:span text:style-name="T2"><text:line-break/></text:span><text:span text:style-name="T3">Paul Klint</text:span><text:span text:style-name="T3"><text:line-break/></text:span><text:span text:style-name="T3">Jurgen Vinju</text:span><text:span text:style-name="T3"><text:line-break/></text:span><text:span text:style-name="T3"><text:line-break/></text:span><text:span text:style-name="T3"><text:line-break/></text:span><text:span text:style-name="T4">Joint work with:</text:span><text:span text:style-name="T4"><text:line-break/></text:span><text:span text:style-name="T5">Bas Basten, Anastasia Izmaylova, Davy Landman, Arnold Lankamp, Bert Lisser, Atze van der Ploeg, Michael Steindorfer, Jouke Stoel, Tijs van der Storm, Vadim Zaytsev </text:span><text:span text:style-name="T5"><text:line-break/></text:span><text:span text:style-name="T5">and many others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Motivation: PHP is very popular, but developer-focused tools are very basic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Motivation: PHP is very popular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/text:p>
                  </text:list-item>
                </text:list>
              </text:list-item>
              <text:list-item>
                <text:p>But current developer tools and analysis for PHP is very basic and britt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Overview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 and manipulating ASTs</text:p>
                  </text:list-item>
                  <text:list-item>
                    <text:p>Information extraction</text:p>
                  </text:list-item>
                  <text:list-item>
                    <text:p>Computation across different systems and across versions of the same system</text:p>
                  </text:list-item>
                  <text:list-item>
                    <text:p>Static analysis of PHP with extracted library info</text:p>
                  </text:list-item>
                  <text:list-item>
                    <text:p>Trace analysis of function tra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Started: Building an AST</text:p>
          </draw:text-box>
        </draw:frame>
        <draw:custom-shape draw:style-name="gr2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Load the base librarie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Select a PHP script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6"><text:span text:style-name="T6">rascal&gt;loc wpload = </text:span></text:p>
            <text:p text:style-name="P7"><text:span text:style-name="T6"><text:tab/></text:span><text:span text:style-name="T7">|home:///PHPAnalysis/systems/WordPress/wordpress-4.1.1/wp-load.php|</text:span><text:span text:style-name="T6">;</text:span></text:p>
            <text:p text:style-name="P6"><text:span text:style-name="T6">loc: |</text:span><text:span text:style-name="T8">home:///PHPAnalysis/systems/WordPress/wordpress-4.1.1/wp-load.php</text:span><text:span text:style-name="T6">|</text:span></text:p>
            <text:p text:style-name="P6"><text:span text:style-name="T6"/></text:p>
            <text:p text:style-name="P7"><text:span text:style-name="T6"/></text:p>
            <text:p text:style-name="P7"><text:span text:style-name="T6">rascal&gt;import </text:span><text:span text:style-name="T9">lang::php::ast::AbstractSyntax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ast::System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util::Utils;</text:span></text:p>
            <text:p text:style-name="P6"><text:span text:style-name="T6">ok</text:span></text:p>
            <text:p text:style-name="P7"/>
            <text:p text:style-name="P7"><text:span text:style-name="T6">rascal&gt;Script s = </text:span><text:span text:style-name="T7">loadPHPFile(wpload, true, false);</text:span></text:p>
          </draw:text-box>
        </draw:frame>
        <draw:custom-shape draw:style-name="gr3" draw:text-style-name="P5" draw:layer="layout" svg:width="9.642cm" svg:height="0.803cm" svg:x="16.925cm" svg:y="15.82cm">
          <text:p text:style-name="P4">Create an AST for the scrip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3.74675930727 -313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</text:p>
          </draw:text-box>
        </draw:frame>
        <draw:frame draw:style-name="gr7" draw:text-style-name="P11" draw:layer="layout" svg:width="26.47cm" svg:height="17.784cm" svg:x="1.562cm" svg:y="4.911cm">
          <draw:text-box>
            <text:p text:style-name="P9"><text:span text:style-name="T10">Script: script([</text:span></text:p>
            <text:p text:style-name="P9"><text:span text:style-name="T10"><text:s text:c="4"/></text:span><text:span text:style-name="T10">exprstmt(call(</text:span></text:p>
            <text:p text:style-name="P9"><text:span text:style-name="T10"><text:s text:c="8"/></text:span><text:span text:style-name="T10">name(name("define")[</text:span></text:p>
            <text:p text:style-name="P9"><text:span text:style-name="T10"><text:s text:c="12"/></text:span><text:span text:style-name="T10">@at=|home:///PHPAnalysis/systems/WordPress/wordpress-4.1.1/wp-load.php|(617,6,&lt;22,0&gt;,&lt;22,0&gt;)</text:span></text:p>
            <text:p text:style-name="P9"><text:span text:style-name="T10"><text:s text:c="10"/></text:span><text:span text:style-name="T10">]),</text:span></text:p>
            <text:p text:style-name="P9"><text:span text:style-name="T10"><text:s text:c="8"/></text:span><text:span text:style-name="T10">[</text:span></text:p>
            <text:p text:style-name="P9"><text:span text:style-name="T10"><text:s text:c="10"/></text:span><text:span text:style-name="T10">actualParameter(</text:span></text:p>
            <text:p text:style-name="P9"><text:span text:style-name="T10"><text:s text:c="12"/></text:span><text:span text:style-name="T10">scalar(string("ABSPATH"))[</text:span></text:p>
            <text:p text:style-name="P9"><text:span text:style-name="T10"><text:s text:c="14"/></text:span><text:span text:style-name="T10">@at=|home:///PHPAnalysis/systems/WordPress/wordpress-4.1.1/wp-load.php|(625,9,&lt;22,0&gt;,&lt;22,0&gt;)</text:span></text:p>
            <text:p text:style-name="P9"><text:span text:style-name="T10"><text:s text:c="12"/></text:span><text:span text:style-name="T10">],</text:span></text:p>
            <text:p text:style-name="P9"><text:span text:style-name="T10"><text:s text:c="12"/></text:span><text:span text:style-name="T10">false)[</text:span></text:p>
            <text:p text:style-name="P9"><text:span text:style-name="T10"><text:s text:c="12"/></text:span><text:span text:style-name="T10">@at=|home:///PHPAnalysis/systems/WordPress/wordpress-4.1.1/wp-load.php|(625,9,&lt;22,0&gt;,&lt;22,0&gt;)</text:span></text:p>
            <text:p text:style-name="P9"><text:span text:style-name="T10"><text:s text:c="10"/></text:span><text:span text:style-name="T10">],</text:span></text:p>
            <text:p text:style-name="P9"><text:span text:style-name="T10"><text:s text:c="10"/></text:span><text:span text:style-name="T10">actualParameter(</text:span></text:p>
            <text:p text:style-name="P9"><text:span text:style-name="T10"><text:s text:c="12"/></text:span><text:span text:style-name="T10">binaryOperation(</text:span></text:p>
            <text:p text:style-name="P9"><text:span text:style-name="T10"><text:s text:c="14"/></text:span><text:span text:style-name="T10">call(</text:span></text:p>
            <text:p text:style-name="P9"><text:span text:style-name="T10"><text:s text:c="16"/></text:span><text:span text:style-name="T10">name(name("dirname")[</text:span></text:p>
            <text:p text:style-name="P9"><text:span text:style-name="T10"><text:s text:c="20"/></text:span><text:span text:style-name="T10">@at=|home:///PHPAnalysis/systems/WordPress/wordpress-4.1.1/wp-load.php|(636,7,&lt;22,0&gt;,&lt;22,0&gt;)</text:span></text:p>
            <text:p text:style-name="P9"><text:span text:style-name="T10"><text:s text:c="18"/></text:span><text:span text:style-name="T10">]),</text:span></text:p>
            <text:p text:style-name="P9"><text:span text:style-name="T10"><text:s text:c="16"/></text:span><text:span text:style-name="T10">[actualParameter(</text:span></text:p>
            <text:p text:style-name="P9"><text:span text:style-name="T10"><text:s text:c="20"/></text:span><text:span text:style-name="T10">scalar(fileConstant()[</text:span></text:p>
            <text:p text:style-name="P9"><text:span text:style-name="T10"><text:s text:c="24"/></text:span><text:span text:style-name="T10">@actualValue="/PHPAnalysis/systems/WordPress/wordpress-4.1.1/wp-load.php"</text:span></text:p>
            <text:p text:style-name="P9"><text:span text:style-name="T10"><text:s text:c="22"/></text:span><text:span text:style-name="T10">])</text:span></text:p>
            <text:p text:style-name="P10"><text:span text:style-name="T10">...</text:span></text:p>
            <text:p text:style-name="P10"><text:span text:style-name="T10"><text:s text:c="3"/></text:span></text:p>
          </draw:text-box>
        </draw:frame>
        <draw:g xml:id="id3" draw:id="id3">
          <draw:custom-shape draw:style-name="gr8" draw:text-style-name="P12" xml:id="id1" draw:id="id1" draw:layer="layout" svg:width="27.111cm" svg:height="0.47cm" svg:x="0.325cm" svg:y="5.35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3" xml:id="id2" draw:id="id2" draw:layer="layout" svg:width="16.199cm" svg:height="2.135cm" svg:x="4.874cm" svg:y="15.561cm">
            <draw:text-box>
              <text:p><text:span text:style-name="T11">Corresponds to:</text:span><text:span text:style-name="T11"><text:line-break/></text:span><text:span text:style-name="T11"><text:line-break/></text:span><text:span text:style-name="T12">define( </text:span><text:span text:style-name="T13">'ABSPATH'</text:span><text:span text:style-name="T12">, dirname(__FILE__) . </text:span><text:span text:style-name="T13">'/' </text:span><text:span text:style-name="T12">);</text:span></text:p>
            </draw:text-box>
          </draw:frame>
          <draw:connector draw:style-name="gr10" draw:text-style-name="P14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ting Started: Parsing a System</text:p>
          </draw:text-box>
        </draw:frame>
        <draw:custom-shape draw:style-name="gr2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Load the base librarie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Select a PHP script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6"><text:span text:style-name="T6">rascal&gt;loc wpload = </text:span></text:p>
            <text:p text:style-name="P7"><text:span text:style-name="T6"><text:tab/></text:span><text:span text:style-name="T7">|home:///PHPAnalysis/systems/WordPress/wordpress-4.1.1/wp-load.php|</text:span><text:span text:style-name="T6">;</text:span></text:p>
            <text:p text:style-name="P6"><text:span text:style-name="T6">loc: |</text:span><text:span text:style-name="T8">home:///PHPAnalysis/systems/WordPress/wordpress-4.1.1/wp-load.php</text:span><text:span text:style-name="T6">|</text:span></text:p>
            <text:p text:style-name="P6"><text:span text:style-name="T6"/></text:p>
            <text:p text:style-name="P7"><text:span text:style-name="T6"/></text:p>
            <text:p text:style-name="P7"><text:span text:style-name="T6">rascal&gt;import </text:span><text:span text:style-name="T9">lang::php::ast::AbstractSyntax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ast::System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util::Utils;</text:span></text:p>
            <text:p text:style-name="P6"><text:span text:style-name="T6">ok</text:span></text:p>
            <text:p text:style-name="P7"/>
            <text:p text:style-name="P7"><text:span text:style-name="T6">rascal&gt;Script s = </text:span><text:span text:style-name="T7">loadPHPFile(wpload, true, false);</text:span></text:p>
          </draw:text-box>
        </draw:frame>
        <draw:custom-shape draw:style-name="gr3" draw:text-style-name="P5" draw:layer="layout" svg:width="9.642cm" svg:height="0.803cm" svg:x="16.925cm" svg:y="15.82cm">
          <text:p text:style-name="P4">Create an AST for the scrip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3.74675930727 -313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: Basic Code Queries</text:p>
          </draw:text-box>
        </draw:frame>
        <draw:custom-shape draw:style-name="gr2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Load the base librarie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Select a PHP script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6"><text:span text:style-name="T6">rascal&gt;loc wpload = </text:span></text:p>
            <text:p text:style-name="P7"><text:span text:style-name="T6"><text:tab/></text:span><text:span text:style-name="T7">|home:///PHPAnalysis/systems/WordPress/wordpress-4.1.1/wp-load.php|</text:span><text:span text:style-name="T6">;</text:span></text:p>
            <text:p text:style-name="P6"><text:span text:style-name="T6">loc: |</text:span><text:span text:style-name="T8">home:///PHPAnalysis/systems/WordPress/wordpress-4.1.1/wp-load.php</text:span><text:span text:style-name="T6">|</text:span></text:p>
            <text:p text:style-name="P6"><text:span text:style-name="T6"/></text:p>
            <text:p text:style-name="P7"><text:span text:style-name="T6"/></text:p>
            <text:p text:style-name="P7"><text:span text:style-name="T6">rascal&gt;import </text:span><text:span text:style-name="T9">lang::php::ast::AbstractSyntax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ast::System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util::Utils;</text:span></text:p>
            <text:p text:style-name="P6"><text:span text:style-name="T6">ok</text:span></text:p>
            <text:p text:style-name="P7"/>
            <text:p text:style-name="P7"><text:span text:style-name="T6">rascal&gt;Script s = </text:span><text:span text:style-name="T7">loadPHPFile(wpload, true, false);</text:span></text:p>
          </draw:text-box>
        </draw:frame>
        <draw:custom-shape draw:style-name="gr3" draw:text-style-name="P5" draw:layer="layout" svg:width="9.642cm" svg:height="0.803cm" svg:x="16.925cm" svg:y="15.82cm">
          <text:p text:style-name="P4">Create an AST for the scrip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3.74675930727 -313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: More Advanced Queries</text:p>
          </draw:text-box>
        </draw:frame>
        <draw:custom-shape draw:style-name="gr2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Load the base librarie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Select a PHP script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6"><text:span text:style-name="T6">rascal&gt;loc wpload = </text:span></text:p>
            <text:p text:style-name="P7"><text:span text:style-name="T6"><text:tab/></text:span><text:span text:style-name="T7">|home:///PHPAnalysis/systems/WordPress/wordpress-4.1.1/wp-load.php|</text:span><text:span text:style-name="T6">;</text:span></text:p>
            <text:p text:style-name="P6"><text:span text:style-name="T6">loc: |</text:span><text:span text:style-name="T8">home:///PHPAnalysis/systems/WordPress/wordpress-4.1.1/wp-load.php</text:span><text:span text:style-name="T6">|</text:span></text:p>
            <text:p text:style-name="P6"><text:span text:style-name="T6"/></text:p>
            <text:p text:style-name="P7"><text:span text:style-name="T6"/></text:p>
            <text:p text:style-name="P7"><text:span text:style-name="T6">rascal&gt;import </text:span><text:span text:style-name="T9">lang::php::ast::AbstractSyntax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ast::System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util::Utils;</text:span></text:p>
            <text:p text:style-name="P6"><text:span text:style-name="T6">ok</text:span></text:p>
            <text:p text:style-name="P7"/>
            <text:p text:style-name="P7"><text:span text:style-name="T6">rascal&gt;Script s = </text:span><text:span text:style-name="T7">loadPHPFile(wpload, true, false);</text:span></text:p>
          </draw:text-box>
        </draw:frame>
        <draw:custom-shape draw:style-name="gr3" draw:text-style-name="P5" draw:layer="layout" svg:width="9.642cm" svg:height="0.803cm" svg:x="16.925cm" svg:y="15.82cm">
          <text:p text:style-name="P4">Create an AST for the scrip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3.74675930727 -313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Across a Corpus</text:p>
          </draw:text-box>
        </draw:frame>
        <draw:custom-shape draw:style-name="gr2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Load the base librarie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Select a PHP script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6"><text:span text:style-name="T6">rascal&gt;loc wpload = </text:span></text:p>
            <text:p text:style-name="P7"><text:span text:style-name="T6"><text:tab/></text:span><text:span text:style-name="T7">|home:///PHPAnalysis/systems/WordPress/wordpress-4.1.1/wp-load.php|</text:span><text:span text:style-name="T6">;</text:span></text:p>
            <text:p text:style-name="P6"><text:span text:style-name="T6">loc: |</text:span><text:span text:style-name="T8">home:///PHPAnalysis/systems/WordPress/wordpress-4.1.1/wp-load.php</text:span><text:span text:style-name="T6">|</text:span></text:p>
            <text:p text:style-name="P6"><text:span text:style-name="T6"/></text:p>
            <text:p text:style-name="P7"><text:span text:style-name="T6"/></text:p>
            <text:p text:style-name="P7"><text:span text:style-name="T6">rascal&gt;import </text:span><text:span text:style-name="T9">lang::php::ast::AbstractSyntax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ast::System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util::Utils;</text:span></text:p>
            <text:p text:style-name="P6"><text:span text:style-name="T6">ok</text:span></text:p>
            <text:p text:style-name="P7"/>
            <text:p text:style-name="P7"><text:span text:style-name="T6">rascal&gt;Script s = </text:span><text:span text:style-name="T7">loadPHPFile(wpload, true, false);</text:span></text:p>
          </draw:text-box>
        </draw:frame>
        <draw:custom-shape draw:style-name="gr3" draw:text-style-name="P5" draw:layer="layout" svg:width="9.642cm" svg:height="0.803cm" svg:x="16.925cm" svg:y="15.82cm">
          <text:p text:style-name="P4">Create an AST for the scrip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3.74675930727 -313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ing Control Flow Graphs</text:p>
          </draw:text-box>
        </draw:frame>
        <draw:custom-shape draw:style-name="gr2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Load the base librarie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Select a PHP script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6"><text:span text:style-name="T6">rascal&gt;loc wpload = </text:span></text:p>
            <text:p text:style-name="P7"><text:span text:style-name="T6"><text:tab/></text:span><text:span text:style-name="T7">|home:///PHPAnalysis/systems/WordPress/wordpress-4.1.1/wp-load.php|</text:span><text:span text:style-name="T6">;</text:span></text:p>
            <text:p text:style-name="P6"><text:span text:style-name="T6">loc: |</text:span><text:span text:style-name="T8">home:///PHPAnalysis/systems/WordPress/wordpress-4.1.1/wp-load.php</text:span><text:span text:style-name="T6">|</text:span></text:p>
            <text:p text:style-name="P6"><text:span text:style-name="T6"/></text:p>
            <text:p text:style-name="P7"><text:span text:style-name="T6"/></text:p>
            <text:p text:style-name="P7"><text:span text:style-name="T6">rascal&gt;import </text:span><text:span text:style-name="T9">lang::php::ast::AbstractSyntax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ast::System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util::Utils;</text:span></text:p>
            <text:p text:style-name="P6"><text:span text:style-name="T6">ok</text:span></text:p>
            <text:p text:style-name="P7"/>
            <text:p text:style-name="P7"><text:span text:style-name="T6">rascal&gt;Script s = </text:span><text:span text:style-name="T7">loadPHPFile(wpload, true, false);</text:span></text:p>
          </draw:text-box>
        </draw:frame>
        <draw:custom-shape draw:style-name="gr3" draw:text-style-name="P5" draw:layer="layout" svg:width="9.642cm" svg:height="0.803cm" svg:x="16.925cm" svg:y="15.82cm">
          <text:p text:style-name="P4">Create an AST for the scrip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3.74675930727 -313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With Control Flow Graphs</text:p>
          </draw:text-box>
        </draw:frame>
        <draw:custom-shape draw:style-name="gr2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Load the base librarie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Select a PHP script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6"><text:span text:style-name="T6">rascal&gt;loc wpload = </text:span></text:p>
            <text:p text:style-name="P7"><text:span text:style-name="T6"><text:tab/></text:span><text:span text:style-name="T7">|home:///PHPAnalysis/systems/WordPress/wordpress-4.1.1/wp-load.php|</text:span><text:span text:style-name="T6">;</text:span></text:p>
            <text:p text:style-name="P6"><text:span text:style-name="T6">loc: |</text:span><text:span text:style-name="T8">home:///PHPAnalysis/systems/WordPress/wordpress-4.1.1/wp-load.php</text:span><text:span text:style-name="T6">|</text:span></text:p>
            <text:p text:style-name="P6"><text:span text:style-name="T6"/></text:p>
            <text:p text:style-name="P7"><text:span text:style-name="T6"/></text:p>
            <text:p text:style-name="P7"><text:span text:style-name="T6">rascal&gt;import </text:span><text:span text:style-name="T9">lang::php::ast::AbstractSyntax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ast::System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util::Utils;</text:span></text:p>
            <text:p text:style-name="P6"><text:span text:style-name="T6">ok</text:span></text:p>
            <text:p text:style-name="P7"/>
            <text:p text:style-name="P7"><text:span text:style-name="T6">rascal&gt;Script s = </text:span><text:span text:style-name="T7">loadPHPFile(wpload, true, false);</text:span></text:p>
          </draw:text-box>
        </draw:frame>
        <draw:custom-shape draw:style-name="gr3" draw:text-style-name="P5" draw:layer="layout" svg:width="9.642cm" svg:height="0.803cm" svg:x="16.925cm" svg:y="15.82cm">
          <text:p text:style-name="P4">Create an AST for the scrip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3.74675930727 -313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sualizing Control Flow Graphs</text:p>
          </draw:text-box>
        </draw:frame>
        <draw:custom-shape draw:style-name="gr2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Load the base librarie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Select a PHP script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6"><text:span text:style-name="T6">rascal&gt;loc wpload = </text:span></text:p>
            <text:p text:style-name="P7"><text:span text:style-name="T6"><text:tab/></text:span><text:span text:style-name="T7">|home:///PHPAnalysis/systems/WordPress/wordpress-4.1.1/wp-load.php|</text:span><text:span text:style-name="T6">;</text:span></text:p>
            <text:p text:style-name="P6"><text:span text:style-name="T6">loc: |</text:span><text:span text:style-name="T8">home:///PHPAnalysis/systems/WordPress/wordpress-4.1.1/wp-load.php</text:span><text:span text:style-name="T6">|</text:span></text:p>
            <text:p text:style-name="P6"><text:span text:style-name="T6"/></text:p>
            <text:p text:style-name="P7"><text:span text:style-name="T6"/></text:p>
            <text:p text:style-name="P7"><text:span text:style-name="T6">rascal&gt;import </text:span><text:span text:style-name="T9">lang::php::ast::AbstractSyntax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ast::System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util::Utils;</text:span></text:p>
            <text:p text:style-name="P6"><text:span text:style-name="T6">ok</text:span></text:p>
            <text:p text:style-name="P7"/>
            <text:p text:style-name="P7"><text:span text:style-name="T6">rascal&gt;Script s = </text:span><text:span text:style-name="T7">loadPHPFile(wpload, true, false);</text:span></text:p>
          </draw:text-box>
        </draw:frame>
        <draw:custom-shape draw:style-name="gr3" draw:text-style-name="P5" draw:layer="layout" svg:width="9.642cm" svg:height="0.803cm" svg:x="16.925cm" svg:y="15.82cm">
          <text:p text:style-name="P4">Create an AST for the scrip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3.74675930727 -313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ludes</text:p>
          </draw:text-box>
        </draw:frame>
        <draw:custom-shape draw:style-name="gr2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Load the base librarie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Select a PHP script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6"><text:span text:style-name="T6">rascal&gt;loc wpload = </text:span></text:p>
            <text:p text:style-name="P7"><text:span text:style-name="T6"><text:tab/></text:span><text:span text:style-name="T7">|home:///PHPAnalysis/systems/WordPress/wordpress-4.1.1/wp-load.php|</text:span><text:span text:style-name="T6">;</text:span></text:p>
            <text:p text:style-name="P6"><text:span text:style-name="T6">loc: |</text:span><text:span text:style-name="T8">home:///PHPAnalysis/systems/WordPress/wordpress-4.1.1/wp-load.php</text:span><text:span text:style-name="T6">|</text:span></text:p>
            <text:p text:style-name="P6"><text:span text:style-name="T6"/></text:p>
            <text:p text:style-name="P7"><text:span text:style-name="T6"/></text:p>
            <text:p text:style-name="P7"><text:span text:style-name="T6">rascal&gt;import </text:span><text:span text:style-name="T9">lang::php::ast::AbstractSyntax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ast::System</text:span><text:span text:style-name="T6">;</text:span></text:p>
            <text:p text:style-name="P6"><text:span text:style-name="T6">ok</text:span></text:p>
            <text:p text:style-name="P7"><text:span text:style-name="T6">rascal&gt;import </text:span><text:span text:style-name="T9">lang::php::util::Utils;</text:span></text:p>
            <text:p text:style-name="P6"><text:span text:style-name="T6">ok</text:span></text:p>
            <text:p text:style-name="P7"/>
            <text:p text:style-name="P7"><text:span text:style-name="T6">rascal&gt;Script s = </text:span><text:span text:style-name="T7">loadPHPFile(wpload, true, false);</text:span></text:p>
          </draw:text-box>
        </draw:frame>
        <draw:custom-shape draw:style-name="gr3" draw:text-style-name="P5" draw:layer="layout" svg:width="9.642cm" svg:height="0.803cm" svg:x="16.925cm" svg:y="15.82cm">
          <text:p text:style-name="P4">Create an AST for the scrip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3.74675930727 -313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 and method counts</text:p>
              </text:list-item>
              <text:list-item>
                <text:p>Cyclomatic complexity</text:p>
              </text:list-item>
              <text:list-item>
                <text:p>Feature occurr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Library Inform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Use library summaries</text:p>
              </text:list-item>
              <text:list-item>
                <text:p>Use in-project summ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, 'DejaVu Sans Mono', Courier, Monaco" style:font-family-generic="modern" style:font-pitch="fixed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33M1S</meta:editing-duration>
    <meta:editing-cycles>306</meta:editing-cycles>
    <dc:date>2015-06-09T09:00:06.082763000</dc:date>
    <meta:generator>LibreOffice/4.4.3.2$MacOSX_X86_64 LibreOffice_project/88805f81e9fe61362df02b9941de8e38a9b5fd16</meta:generator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